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6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<text:s text:c="2"/>TEC-SPIRAL ENTERPRISES CO., LTD.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 table:number-columns-repeated="2"/>
          <table:table-cell table:style-name="ce24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16:21.979401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07-18T15:16:37.293899726</dc:date>
    <meta:editing-duration>PT1M54S</meta:editing-duration>
    <meta:editing-cycles>5</meta:editing-cycles>
    <meta:generator>LibreOffice/5.1.6.2$Linux_X86_64 LibreOffice_project/10m0$Build-2</meta:generator>
    <meta:document-statistic meta:table-count="1" meta:cell-count="18" meta:object-count="0"/>
  </office:meta>
</office:document-meta>
</file>